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DeclarationImpl.MethodDeclarationImpl( XMethod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DeclarationImpl.getDelegateX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DeclarationImpl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